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onaco" svg:font-family="Monaco, 'Courier New', Courier"/>
    <style:font-face style:name="inherit" svg:font-family="inherit"/>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3">
      <style:text-properties fo:font-variant="normal" fo:text-transform="none" fo:color="#000000" loext:opacity="100%" style:font-name="inherit" fo:font-size="14.25pt" fo:letter-spacing="normal" fo:font-style="normal" fo:font-weight="normal"/>
    </style:style>
    <style:style style:name="P2" style:family="paragraph" style:parent-style-name="Text_20_body">
      <style:paragraph-properties fo:margin-left="0cm" fo:margin-right="0cm" fo:orphans="2" fo:widows="2" fo:text-indent="0cm" style:auto-text-indent="false"/>
    </style:style>
    <style:style style:name="P3" style:family="paragraph" style:parent-style-name="Text_20_body">
      <style:paragraph-properties fo:margin-left="0cm" fo:margin-right="0cm" fo:orphans="3" fo:widows="3" fo:text-indent="0cm" style:auto-text-indent="false"/>
    </style:style>
    <style:style style:name="T1" style:family="text">
      <style:text-properties fo:font-variant="normal" fo:text-transform="none" fo:color="#000000" loext:opacity="100%" style:font-name="sans-serif" fo:font-size="14pt" fo:letter-spacing="normal" fo:font-style="normal" fo:font-weight="normal"/>
    </style:style>
    <style:style style:name="T2" style:family="text">
      <style:text-properties fo:font-variant="normal" fo:text-transform="none" fo:color="#000000" loext:opacity="100%" style:font-name="sans-serif" fo:font-size="14pt" fo:letter-spacing="normal" fo:font-style="normal" fo:font-weight="normal" fo:background-color="#ffff00" loext:char-shading-value="0"/>
    </style:style>
    <style:style style:name="T3" style:family="text">
      <style:text-properties fo:font-variant="normal" fo:text-transform="none" fo:color="#000000" loext:opacity="100%" style:font-name="sans-serif" fo:font-size="14pt" fo:letter-spacing="normal" fo:font-style="normal" fo:font-weight="normal" fo:background-color="#ffff00" loext:char-shading-value="0"/>
    </style:style>
    <style:style style:name="T4" style:family="text">
      <style:text-properties fo:font-variant="normal" fo:text-transform="none" fo:color="#000000" loext:opacity="100%" style:font-name="sans-serif" fo:font-size="14pt" fo:letter-spacing="normal" fo:font-style="normal" style:text-underline-style="solid" style:text-underline-width="auto" style:text-underline-color="font-color" fo:font-weight="normal"/>
    </style:style>
    <style:style style:name="T5" style:family="text">
      <style:text-properties fo:font-variant="normal" fo:text-transform="none" fo:color="#000000" loext:opacity="100%" style:font-name="Monaco" fo:font-size="14pt" fo:letter-spacing="normal" fo:font-style="normal" fo:font-weight="normal"/>
    </style:style>
    <style:style style:name="T6" style:family="text">
      <style:text-properties fo:font-variant="normal" fo:text-transform="none" fo:color="#006400" loext:opacity="100%" style:text-line-through-style="none" style:text-line-through-type="none" style:font-name="sans-serif" fo:font-size="14pt" fo:letter-spacing="normal" fo:font-style="italic" style:text-underline-style="none" fo:font-weight="normal" style:text-blinking="false"/>
    </style:style>
    <style:style style:name="T7" style:family="text">
      <style:text-properties fo:font-variant="normal" fo:text-transform="none" fo:color="#006400" loext:opacity="100%" style:text-line-through-style="none" style:text-line-through-type="none" style:font-name="sans-serif" fo:font-size="14pt" fo:letter-spacing="normal" fo:font-style="italic" style:text-underline-style="none" fo:font-weight="normal" style:text-blinking="false" fo:background-color="#ffff00" loext:char-shading-value="0"/>
    </style:style>
    <style:style style:name="T8" style:family="text">
      <style:text-properties fo:font-variant="normal" fo:text-transform="none" fo:color="#006400" loext:opacity="100%" style:text-line-through-style="none" style:text-line-through-type="none" style:font-name="sans-serif" fo:font-size="14pt" fo:letter-spacing="normal" fo:font-style="italic" style:text-underline-style="none" fo:font-weight="normal" style:text-blinking="false" fo:background-color="#ffff00" loext:char-shading-value="0"/>
    </style:style>
    <style:style style:name="T9" style:family="text">
      <style:text-properties fo:font-variant="normal" fo:text-transform="none" fo:color="#006400" loext:opacity="100%" style:text-line-through-style="none" style:text-line-through-type="none" style:font-name="sans-serif" fo:font-size="14pt" fo:letter-spacing="normal" fo:font-style="normal" style:text-underline-style="none" fo:font-weight="normal" style:text-blinking="false"/>
    </style:style>
    <style:style style:name="T10" style:family="text">
      <style:text-properties fo:text-transform="uppercase" fo:color="#000000" loext:opacity="100%" style:font-name="sans-serif" fo:font-size="14pt" fo:letter-spacing="normal" fo:font-style="normal" fo:font-weight="bold"/>
    </style:style>
    <style:style style:name="T11" style:family="text">
      <style:text-properties fo:text-transform="uppercase" fo:color="#000000" loext:opacity="100%" style:font-name="sans-serif" fo:font-size="14pt" fo:letter-spacing="normal" fo:font-style="normal" fo:font-weight="bold" fo:background-color="#ffff00" loext:char-shading-value="0"/>
    </style:style>
    <style:style style:name="T12" style:family="text">
      <style:text-properties fo:text-transform="uppercase" fo:color="#000000" loext:opacity="100%" style:font-name="sans-serif" fo:font-size="14pt" fo:letter-spacing="normal" fo:font-style="normal" fo:font-weight="bold" fo:background-color="#ffff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a xlink:type="simple" xlink:href="https://www.w3.org/TR/core-aam-1.2/#mapping_conflicts" text:style-name="Internet_20_link" text:visited-style-name="Visited_20_Internet_20_Link">https://www.w3.org/TR/core-aam-1.2/#mapping_conflicts</text:a></text:p>
      <text:h text:style-name="P1" text:outline-level="3"><text:bookmark text:name="x4-2-conflicts-between-native-markup-semantics-and-wai-aria"/>4.2Conflictos entre la semántica de marcado nativo y WAI-ARIA</text:h>
      <text:p text:style-name="P2"><text:span text:style-name="T1">Los roles, estados y propiedades de WAI-ARIA están destinados a agregar información </text:span><text:a xlink:type="simple" xlink:href="https://www.w3.org/TR/wai-aria/#dfn-semantics" text:style-name="Internet_20_link" text:visited-style-name="Visited_20_Internet_20_Link">semántica cuando </text:a><text:a xlink:type="simple" xlink:href="https://dom.spec.whatwg.org/#concept-element" text:style-name="Internet_20_link" text:visited-style-name="Visited_20_Internet_20_Link">los elementos</text:a><text:span text:style-name="T1"> del idioma anfitrión nativo con esta semántica no están disponibles y, por lo general, se usan en elementos que no tienen una semántica nativa propia. También se pueden usar en elementos que tienen una semántica similar pero no idéntica al objeto deseado (por ejemplo, se podría usar una lista anidada para representar una estructura de árbol). Este método puede ser parte de una estrategia alternativa para navegadores más antiguos que no tienen una implementación de WAI-ARIA , o porque la presentación nativa del elemento reutilizado reduce la cantidad de estilo o secuencia de comandos necesaria. Excepto en los casos descritos a continuación, </text:span><text:a xlink:type="simple" xlink:href="https://infra.spec.whatwg.org/#user-agent" text:style-name="Internet_20_link" text:visited-style-name="Visited_20_Internet_20_Link">los agentes de usuario </text:a><text:span text:style-name="Emphasis"><text:span text:style-name="T10">DEBEN</text:span></text:span><text:span text:style-name="T1"> utilizar siempre el WAI-ARIAsemántica para definir cómo expone el elemento a </text:span><text:a xlink:type="simple" xlink:href="https://www.w3.org/TR/wai-aria/#dfn-accessibility-api" text:style-name="Internet_20_link" text:visited-style-name="Visited_20_Internet_20_Link"><text:span text:style-name="T6">las API</text:span></text:a><text:a xlink:type="simple" xlink:href="https://www.w3.org/TR/wai-aria/#dfn-accessibility-api" text:style-name="Internet_20_link" text:visited-style-name="Visited_20_Internet_20_Link"><text:span text:style-name="T9"> </text:span></text:a><text:a xlink:type="simple" xlink:href="https://www.w3.org/TR/wai-aria/#dfn-accessibility-api" text:style-name="Internet_20_link" text:visited-style-name="Visited_20_Internet_20_Link"><text:span text:style-name="T6">de accesibilidad</text:span></text:a><text:span text:style-name="T1"> , en lugar de usar la semántica del idioma anfitrión.</text:span></text:p>
      <text:p text:style-name="P3"><text:span text:style-name="T3">Los lenguajes anfitriones pueden tener características que tienen semántica WAI-ARIA implícita correspondiente a </text:span><text:a xlink:type="simple" xlink:href="https://www.w3.org/TR/wai-aria/#dfn-role" text:style-name="Internet_20_link" text:visited-style-name="Visited_20_Internet_20_Link"><text:span text:style-name="T8">roles</text:span></text:a><text:span text:style-name="T3"> . Cuando se proporciona un rol WAI-ARIA que tiene un rol correspondiente en la API de accesibilidad , los agentes de usuario </text:span><text:span text:style-name="Emphasis"><text:span text:style-name="T12">DEBEN</text:span></text:span><text:span text:style-name="T3"> usar la semántica del rol WAI-ARIA para el procesamiento, no la semántica nativa, a menos que el rol requiera estados y propiedades </text:span><text:span text:style-name="T1">WAI-ARIA cuyos atributos están explícitamente prohibidos en el elemento nativo por el idioma anfitrión. Los valores de los roles no entran en conflicto de la misma manera que los valores de los estados y las propiedades, y porque se espera que los autores tengan una razón válida para proporcionar un WAI-ARIApapel incluso en elementos que normalmente no serían reutilizados. Por ejemplo, los botones giratorios generalmente se construyen a partir de campos de texto ( </text:span><text:span text:style-name="Source_20_Text"><text:span text:style-name="T5">&lt;input type="text"&gt;</text:span></text:span><text:span text:style-name="T1">) para obtener la mayor parte del soporte de teclado predeterminado. Pero, el rol nativo, "campo de texto", no es correcto porque no comunica correctamente las características adicionales de un botón giratorio. El autor agrega el rol WAI-ARIA</text:span><text:span text:style-name="Source_20_Text"><text:span text:style-name="T5">spinbutton</text:span></text:span><text:span text:style-name="T1"> de ( </text:span><text:span text:style-name="Source_20_Text"><text:span text:style-name="T5">&lt;input type="text" role="spinbutton" ...&gt;</text:span></text:span><text:span text:style-name="T1">) para que el control esté correctamente mapeado en la API de accesibilidad . Cuando se proporciona un rol WAI-ARIA que no tiene un rol correspondiente en la API de accesibilidad , los agentes de usuario </text:span><text:span text:style-name="Emphasis"><text:span text:style-name="T10">PUEDEN</text:span></text:span><text:span text:style-name="T1"> exponer la semántica nativa además del WAI-ARIArole. Si el elemento del idioma anfitrión se reemplaza por un rol WAI-ARIA cuya semántica o estructura no es equivalente a la semántica del </text:span><text:soft-page-break/><text:span text:style-name="T1">idioma anfitrión nativo o a una subclase de esa semántica, entonces trate los elementos </text:span><text:bookmark text:name="respec-offender-normative-reference-to-non-normative-term-0"/><text:a xlink:type="simple" xlink:href="https://www.w3.org/TR/wai-aria/#dfn-owned-element" text:style-name="Internet_20_link" text:visited-style-name="Visited_20_Internet_20_Link"><text:span text:style-name="T4">de propiedad</text:span></text:a><text:span text:style-name="T1"> requeridos del rol nativo como si tuvieran </text:span><text:a xlink:type="simple" xlink:href="https://www.w3.org/TR/core-aam-1.2/#role-map-presentation" text:style-name="Internet_20_link" text:visited-style-name="Visited_20_Internet_20_Link">una presentación</text:a><text:span text:style-name="T1"> de rol o </text:span><text:a xlink:type="simple" xlink:href="https://www.w3.org/TR/core-aam-1.2/#role-map-none" text:style-name="Internet_20_link" text:visited-style-name="Visited_20_Internet_20_Link">ninguna</text:a><text:span text:style-name="T1"> . .</text:span></text:p>
      <text:p text:style-name="P3"><text:span text:style-name="T3">Cuando los estados y las propiedades de WAI-ARIA corresponden a funciones del idioma anfitrión que tienen la misma semántica implícita de WAI-ARIA , puede ser problemático si los valores no están sincronizados. </text:span><text:span text:style-name="T1">Por ejemplo, el atributo HTML </text:span><text:span text:style-name="Source_20_Text"><text:span text:style-name="T5">checked</text:span></text:span><text:span text:style-name="T1"> y el </text:span><text:span text:style-name="Source_20_Text"><text:span text:style-name="T5">aria-checked</text:span></text:span><text:span text:style-name="T1">atributo podrían tener valores en conflicto. Por lo tanto, para evitar proporcionar estados y propiedades en conflicto a las tecnologías de asistencia, los lenguajes anfitriones declararán explícitamente dónde el uso de los atributos WAI-ARIA en un elemento del idioma anfitrión entra en conflicto con los atributos nativos de ese elemento. Cuando un idioma host declara que un </text:span><text:a xlink:type="simple" xlink:href="https://dom.spec.whatwg.org/#concept-attribute" text:style-name="Internet_20_link" text:visited-style-name="Visited_20_Internet_20_Link"><text:span text:style-name="T6">atributo </text:span></text:a><text:span text:style-name="T1">WAI-ARIA está en conflicto semántico directo con un atributo nativo para un elemento dado, los agentes de usuario </text:span><text:span text:style-name="Emphasis"><text:span text:style-name="T10">DEBEN</text:span></text:span><text:span text:style-name="T1"> ignorar elatributo WAI-ARIA y, en su lugar, utilice el atributo del idioma anfitrión con la misma semántica implícita.</text:span></text:p>
      <text:p text:style-name="P2"><text:span text:style-name="T1">Los lenguajes anfitriones también pueden documentar características que no se pueden anular con WAI-ARIA (estas se denominan "semántica nativa fuerte"). Estas pueden ser funciones que tienen una semántica WAI-ARIA implícita , así como funciones en las que el procesamiento sería incierto si la semántica se cambiara con WAI-ARIA . Si bien los verificadores de conformidad pueden señalar un error o una advertencia cuando se usa un rol WAI-ARIA en elementos con una semántica nativa sólida, los agentes de usuario </text:span><text:span text:style-name="Emphasis"><text:span text:style-name="T10">DEBEN</text:span></text:span><text:span text:style-name="T1"> seguir usando el valor de la semántica del rol WAI-ARIA al exponer el elemento a las API de accesibilidad .</text:span></text:p>
      <text:p text:style-name="P3"><text:span text:style-name="T1"/></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onaco" svg:font-family="Monaco, 'Courier New', Courier"/>
    <style:font-face style:name="inherit" svg:font-family="inherit"/>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6-03T11:17:54.691000000</meta:creation-date>
    <dc:date>2023-06-05T00:52:53.522000000</dc:date>
    <meta:editing-duration>P1DT13H24M48S</meta:editing-duration>
    <meta:editing-cycles>1</meta:editing-cycles>
    <meta:document-statistic meta:table-count="0" meta:image-count="0" meta:object-count="0" meta:page-count="2" meta:paragraph-count="6" meta:word-count="668" meta:character-count="4326" meta:non-whitespace-character-count="3664"/>
    <meta:generator>LibreOffice/7.1.0.3$Windows_X86_64 LibreOffice_project/f6099ecf3d29644b5008cc8f48f42f4a40986e4c</meta:generator>
  </office:meta>
</office:document-meta>
</file>